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color="#ffffff" style:font-name="Adobe Devanagari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1"><text:span text:style-name="T1">Durvasula points out that we live in a competitive culture where success is measured by good grades, elite colleges, wealth and status rather than someone’s levels of empathy and compassion. “We have created a world where it’s almost impossible to get ahead unless you’re a narcissist,” Durvasula says.</text:span>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<text:soft-page-break/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<text:soft-page-break/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<text:a xlink:type="simple" xlink:href="https://elemental.medium.com/biohackers-with-diabetes-are-making-their-own-insulin-edbfbea8386d" text:style-name="Internet_20_link" text:visited-style-name="Visited_20_Internet_20_Link">https://elemental.medium.com/biohackers-with-diabetes-are-making-their-own-insulin-edbfbea8386d</text:a></text:p>
      <text:p text:style-name="Preformatted_20_Text"/>
      <text:p text:style-name="Preformatted_20_Text"/>
      <text:p text:style-name="Preformatted_20_Text">SOME PEOPLE ARE SO INTENT ON LEAVING THEIR MARK ON THE WORLD THYE DON”T CARE IF THAT MARK IS A SCA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7-06T08:41:22.83</dc:date>
    <dc:creator>Blake Stanger</dc:creator>
    <meta:generator>OpenOffice/4.1.11$Win32 OpenOffice.org_project/4111m1$Build-9808</meta:generator>
    <meta:document-statistic meta:table-count="0" meta:image-count="0" meta:object-count="0" meta:page-count="3" meta:paragraph-count="103" meta:word-count="1095" meta:character-count="6263"/>
    <meta:editing-duration>PT31S</meta:editing-duration>
    <meta:editing-cycles>1</meta:editing-cycles>
  </office:meta>
</office:document-meta>
</file>